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3465a4" draw:fill="solid" draw:fill-color="#729fcf" draw:opacity="0%" draw:textarea-horizontal-align="justify" draw:textarea-vertical-align="middle" draw:auto-grow-height="false" fo:min-height="4.906cm" fo:min-width="4.513cm" draw:shadow-opacity="0%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textarea-horizontal-align="justify" draw:textarea-vertical-align="middle" draw:auto-grow-height="false" fo:min-height="1.591cm" fo:min-width="0.145cm"/>
    </style:style>
    <style:style style:name="gr6" style:family="graphic" style:parent-style-name="standard">
      <style:graphic-properties draw:textarea-horizontal-align="justify" draw:textarea-vertical-align="middle" draw:auto-grow-height="false" fo:min-height="0.021cm" fo:min-width="0cm"/>
    </style:style>
    <style:style style:name="gr7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cm" svg:stroke-color="#2a6099" draw:marker-start-width="0.35cm" draw:marker-end-width="0.3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textarea-horizontal-align="justify" draw:textarea-vertical-align="middle" draw:auto-grow-height="false" fo:min-height="0.001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4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8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037cm" fo:min-width="0.577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037cm" fo:min-width="0.577cm"/>
    </style:style>
    <style:style style:name="gr17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18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177cm"/>
      <style:paragraph-properties style:writing-mode="lr-tb"/>
    </style:style>
    <style:style style:name="gr20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729fcf" draw:opacity="0%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9.728cm" svg:y1="1.831cm" svg:x2="11.788cm" svg:y2="1.831cm">
          <text:p/>
        </draw:line>
        <draw:custom-shape draw:style-name="gr2" draw:text-style-name="P2" draw:layer="layout" svg:width="5.013cm" svg:height="5.156cm" svg:x="1.672cm" svg:y="14.677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76cm" svg:height="0.962cm" svg:x="1.345cm" svg:y="4.027cm">
          <draw:text-box>
            <text:p>Vs</text:p>
          </draw:text-box>
        </draw:frame>
        <draw:g>
          <draw:line draw:style-name="gr4" draw:text-style-name="P1" draw:layer="layout" svg:x1="20.7cm" svg:y1="8.002cm" svg:x2="21.781cm" svg:y2="8.002cm">
            <text:p/>
          </draw:line>
          <draw:line draw:style-name="gr4" draw:text-style-name="P1" draw:layer="layout" svg:x1="20.7cm" svg:y1="8.002cm" svg:x2="21.781cm" svg:y2="8.002cm">
            <text:p/>
          </draw:line>
          <draw:line draw:style-name="gr4" draw:text-style-name="P1" draw:layer="layout" svg:x1="20.7cm" svg:y1="8.644cm" svg:x2="21.781cm" svg:y2="8.644cm">
            <text:p/>
          </draw:line>
          <draw:line draw:style-name="gr4" draw:text-style-name="P1" draw:layer="layout" svg:x1="21.233cm" svg:y1="9.51cm" svg:x2="21.242cm" svg:y2="8.639cm">
            <text:p/>
          </draw:line>
          <draw:line draw:style-name="gr4" draw:text-style-name="P1" draw:layer="layout" svg:x1="21.233cm" svg:y1="8.016cm" svg:x2="21.242cm" svg:y2="7.145cm">
            <text:p/>
          </draw:line>
        </draw:g>
        <draw:g>
          <draw:line draw:style-name="gr4" draw:text-style-name="P1" draw:layer="layout" svg:x1="23.189cm" svg:y1="5.18cm" svg:x2="23.316cm" svg:y2="4.684cm">
            <text:p/>
          </draw:line>
          <draw:line draw:style-name="gr4" draw:text-style-name="P1" draw:layer="layout" svg:x1="23.582cm" svg:y1="5.694cm" svg:x2="23.314cm" svg:y2="4.685cm">
            <text:p/>
          </draw:line>
          <draw:line draw:style-name="gr4" draw:text-style-name="P1" draw:layer="layout" svg:x1="24.107cm" svg:y1="5.751cm" svg:x2="24.375cm" svg:y2="4.742cm">
            <text:p/>
          </draw:line>
          <draw:line draw:style-name="gr4" draw:text-style-name="P1" draw:layer="layout" svg:x1="23.569cm" svg:y1="5.718cm" svg:x2="23.837cm" svg:y2="4.709cm">
            <text:p/>
          </draw:line>
          <draw:line draw:style-name="gr4" draw:text-style-name="P1" draw:layer="layout" svg:x1="24.118cm" svg:y1="5.745cm" svg:x2="23.85cm" svg:y2="4.736cm">
            <text:p/>
          </draw:line>
          <draw:line draw:style-name="gr4" draw:text-style-name="P1" draw:layer="layout" svg:x1="24.649cm" svg:y1="5.746cm" svg:x2="24.381cm" svg:y2="4.737cm">
            <text:p/>
          </draw:line>
          <draw:line draw:style-name="gr4" draw:text-style-name="P1" draw:layer="layout" svg:x1="24.645cm" svg:y1="5.696cm" svg:x2="24.772cm" svg:y2="5.2cm">
            <text:p/>
          </draw:line>
        </draw:g>
        <draw:g>
          <draw:custom-shape draw:style-name="gr5" draw:text-style-name="P4" draw:layer="layout" svg:width="0.645cm" svg:height="1.841cm" svg:x="27.845cm" svg:y="7.67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28.173cm" svg:y1="7.68cm" svg:x2="28.186cm" svg:y2="6.83cm">
            <text:p/>
          </draw:line>
          <draw:line draw:style-name="gr4" draw:text-style-name="P1" draw:layer="layout" svg:x1="28.173cm" svg:y1="10.391cm" svg:x2="28.186cm" svg:y2="9.541cm">
            <text:p/>
          </draw:line>
        </draw:g>
        <draw:custom-shape draw:style-name="gr6" draw:text-style-name="P4" xml:id="id1" draw:id="id1" draw:layer="layout" svg:width="0.498cm" svg:height="0.383cm" svg:x="8.899cm" svg:y="1.9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svg:x1="9.397cm" svg:y1="2.149cm" svg:x2="13.998cm" svg:y2="2.109cm" draw:start-shape="id1" draw:start-glue-point="10" draw:end-shape="id2" draw:end-glue-point="6" svg:d="M9397 2149h2301v-40h2300" svg:viewBox="0 0 4602 41">
          <text:p/>
        </draw:connector>
        <draw:custom-shape draw:style-name="gr6" draw:text-style-name="P4" xml:id="id2" draw:id="id2" draw:layer="layout" svg:width="0.419cm" svg:height="0.383cm" svg:x="13.998cm" svg:y="1.9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3" draw:id="id3" draw:layer="layout" svg:width="0.419cm" svg:height="0.383cm" svg:x="13.998cm" svg:y="1.9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4" draw:id="id4" draw:layer="layout" svg:width="0.419cm" svg:height="0.383cm" svg:x="13.998cm" svg:y="3.0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svg:x1="14.208cm" svg:y1="2.3cm" svg:x2="14.208cm" svg:y2="3.029cm" draw:start-shape="id3" draw:start-glue-point="8" draw:end-shape="id4" draw:end-glue-point="4" svg:d="M14208 2300v729" svg:viewBox="0 0 1 730">
          <text:p/>
        </draw:connector>
        <draw:custom-shape draw:style-name="gr6" draw:text-style-name="P4" draw:layer="layout" svg:width="0.418cm" svg:height="0.383cm" svg:x="13.922cm" svg:y="6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419cm" svg:height="0.383cm" svg:x="12.005cm" svg:y="4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2.349cm" svg:y1="5.33cm" svg:x2="13.959cm" svg:y2="7.017cm">
          <text:p/>
        </draw:line>
        <draw:g>
          <draw:custom-shape draw:style-name="gr9" draw:text-style-name="P4" draw:layer="layout" svg:width="0.714cm" svg:height="0.714cm" draw:transform="rotate (2.2783528055534) translate (13.166cm 6.68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1" draw:layer="layout" svg:x1="13.735cm" svg:y1="6.136cm" svg:x2="13.231cm" svg:y2="6.726cm">
            <text:p/>
          </draw:line>
        </draw:g>
        <draw:line draw:style-name="gr8" draw:text-style-name="P1" draw:layer="layout" svg:x1="14.38cm" svg:y1="3.337cm" svg:x2="16.067cm" svg:y2="5.024cm">
          <text:p/>
        </draw:line>
        <draw:line draw:style-name="gr8" draw:text-style-name="P1" draw:layer="layout" svg:x1="14.304cm" svg:y1="7.056cm" svg:x2="16.106cm" svg:y2="5.33cm">
          <text:p/>
        </draw:line>
        <draw:line draw:style-name="gr8" draw:text-style-name="P1" draw:layer="layout" svg:x1="14.036cm" svg:y1="3.336cm" svg:x2="12.36cm" svg:y2="4.994cm">
          <text:p/>
        </draw:line>
        <draw:custom-shape draw:style-name="gr6" draw:text-style-name="P4" draw:layer="layout" svg:width="0.419cm" svg:height="0.383cm" svg:x="16.03cm" svg:y="4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9" draw:text-style-name="P4" draw:layer="layout" svg:width="0.715cm" svg:height="0.715cm" draw:transform="rotate (0.731118423660425) translate (14.647cm 6.219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1" draw:layer="layout" svg:x1="15.126cm" svg:y1="5.722cm" svg:x2="15.704cm" svg:y2="6.24cm">
            <text:p/>
          </draw:line>
        </draw:g>
        <draw:g>
          <draw:custom-shape draw:style-name="gr10" draw:text-style-name="P4" draw:layer="layout" svg:width="0.753cm" svg:height="0.753cm" draw:transform="rotate (0.793950276732221) translate (12.764cm 4.151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1" draw:layer="layout" svg:x1="13.309cm" svg:y1="3.593cm" svg:x2="13.883cm" svg:y2="4.177cm">
            <text:p/>
          </draw:line>
        </draw:g>
        <draw:g>
          <draw:custom-shape draw:style-name="gr9" draw:text-style-name="P4" draw:layer="layout" svg:width="0.714cm" svg:height="0.714cm" draw:transform="rotate (2.2783528055534) translate (15.198cm 4.686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1" draw:layer="layout" svg:x1="15.767cm" svg:y1="4.142cm" svg:x2="15.263cm" svg:y2="4.732cm">
            <text:p/>
          </draw:line>
        </draw:g>
        <draw:line draw:style-name="gr8" draw:text-style-name="P1" draw:layer="layout" svg:x1="14.151cm" svg:y1="7.327cm" svg:x2="14.149cm" svg:y2="9.242cm">
          <text:p/>
        </draw:line>
        <draw:line draw:style-name="gr8" draw:text-style-name="P1" draw:layer="layout" svg:x1="9.126cm" svg:y1="2.339cm" svg:x2="9.128cm" svg:y2="9.125cm">
          <text:p/>
        </draw:line>
        <draw:line draw:style-name="gr8" draw:text-style-name="P1" draw:layer="layout" svg:x1="28.184cm" svg:y1="9.931cm" svg:x2="28.184cm" svg:y2="12.079cm">
          <text:p/>
        </draw:line>
        <draw:line draw:style-name="gr8" draw:text-style-name="P1" draw:layer="layout" svg:x1="9.204cm" svg:y1="9.202cm" svg:x2="14.074cm" svg:y2="9.164cm">
          <text:p/>
        </draw:line>
        <draw:custom-shape draw:style-name="gr6" draw:text-style-name="P4" draw:layer="layout" svg:width="0.418cm" svg:height="0.383cm" svg:x="13.922cm" svg:y="6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418cm" svg:height="0.383cm" svg:x="13.922cm" svg:y="8.9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28.185cm" svg:y1="5.179cm" svg:x2="28.184cm" svg:y2="7.4cm">
          <text:p/>
        </draw:line>
        <draw:line draw:style-name="gr8" draw:text-style-name="P1" draw:layer="layout" svg:x1="24.812cm" svg:y1="5.218cm" svg:x2="28.184cm" svg:y2="5.177cm">
          <text:p/>
        </draw:line>
        <draw:line draw:style-name="gr8" draw:text-style-name="P1" draw:layer="layout" svg:x1="16.452cm" svg:y1="5.218cm" svg:x2="23.16cm" svg:y2="5.215cm">
          <text:p/>
        </draw:line>
        <draw:line draw:style-name="gr8" draw:text-style-name="P1" draw:layer="layout" svg:x1="11.2cm" svg:y1="12.119cm" svg:x2="28.184cm" svg:y2="12.155cm">
          <text:p/>
        </draw:line>
        <draw:line draw:style-name="gr8" draw:text-style-name="P1" draw:layer="layout" svg:x1="11.162cm" svg:y1="5.141cm" svg:x2="11.16cm" svg:y2="12.231cm">
          <text:p/>
        </draw:line>
        <draw:line draw:style-name="gr8" draw:text-style-name="P1" draw:layer="layout" svg:x1="11.198cm" svg:y1="5.177cm" svg:x2="11.965cm" svg:y2="5.177cm">
          <text:p/>
        </draw:line>
        <draw:g>
          <draw:line draw:style-name="gr4" draw:text-style-name="P1" draw:layer="layout" svg:x1="16.104cm" svg:y1="12.936cm" svg:x2="14.248cm" svg:y2="12.951cm">
            <text:p/>
          </draw:line>
          <draw:line draw:style-name="gr4" draw:text-style-name="P1" draw:layer="layout" svg:x1="16.105cm" svg:y1="12.928cm" svg:x2="14.249cm" svg:y2="12.943cm">
            <text:p/>
          </draw:line>
          <draw:line draw:style-name="gr4" draw:text-style-name="P1" draw:layer="layout" svg:x1="14.755cm" svg:y1="13.259cm" svg:x2="15.677cm" svg:y2="13.259cm">
            <text:p/>
          </draw:line>
          <draw:line draw:style-name="gr4" draw:text-style-name="P1" draw:layer="layout" svg:x1="15.004cm" svg:y1="13.536cm" svg:x2="15.447cm" svg:y2="13.536cm">
            <text:p/>
          </draw:line>
          <draw:line draw:style-name="gr4" draw:text-style-name="P1" draw:layer="layout" svg:x1="15.2cm" svg:y1="12.916cm" svg:x2="15.207cm" svg:y2="12.202cm">
            <text:p/>
          </draw:line>
        </draw:g>
        <draw:custom-shape draw:style-name="gr6" draw:text-style-name="P4" draw:layer="layout" svg:width="0.419cm" svg:height="0.383cm" svg:x="27.915cm" svg:y="5.0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419cm" svg:height="0.383cm" svg:x="27.992cm" svg:y="11.9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419cm" svg:height="0.383cm" svg:x="11.046cm" svg:y="11.9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419cm" svg:height="0.383cm" svg:x="11.008cm" svg:y="5.0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419cm" svg:height="0.383cm" svg:x="8.975cm" svg:y="8.9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21.247cm" svg:y1="7.251cm" svg:x2="21.205cm" svg:y2="5.177cm">
          <text:p/>
        </draw:line>
        <draw:line draw:style-name="gr8" draw:text-style-name="P1" draw:layer="layout" svg:x1="21.23cm" svg:y1="8.994cm" svg:x2="21.244cm" svg:y2="12.078cm">
          <text:p/>
        </draw:line>
        <draw:custom-shape draw:style-name="gr6" draw:text-style-name="P4" draw:layer="layout" svg:width="0.419cm" svg:height="0.383cm" svg:x="11.046cm" svg:y="11.9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419cm" svg:height="0.383cm" svg:x="21.014cm" svg:y="5.0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419cm" svg:height="0.383cm" svg:x="21.053cm" svg:y="11.9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3" draw:layer="layout" svg:width="4.255cm" svg:height="1.673cm" svg:x="24.044cm" svg:y="7.707cm">
          <draw:text-box>
            <text:p>Series of 19 diodes</text:p>
          </draw:text-box>
        </draw:frame>
        <draw:frame draw:style-name="gr12" draw:text-style-name="P3" draw:layer="layout" svg:width="2.76cm" svg:height="0.994cm" svg:x="15.109cm" svg:y="2.956cm">
          <draw:text-box>
            <text:p>D1</text:p>
          </draw:text-box>
        </draw:frame>
        <draw:frame draw:style-name="gr13" draw:text-style-name="P3" draw:layer="layout" svg:width="2.76cm" svg:height="1.036cm" svg:x="10.624cm" svg:y="4.257cm">
          <draw:text-box>
            <text:p>GND</text:p>
          </draw:text-box>
        </draw:frame>
        <draw:frame draw:style-name="gr3" draw:text-style-name="P3" draw:layer="layout" svg:width="2.146cm" svg:height="0.962cm" svg:x="15.186cm" svg:y="6.442cm">
          <draw:text-box>
            <text:p>D3</text:p>
          </draw:text-box>
        </draw:frame>
        <draw:frame draw:style-name="gr12" draw:text-style-name="P3" draw:layer="layout" svg:width="2.759cm" svg:height="0.994cm" svg:x="11.888cm" svg:y="6.33cm">
          <draw:text-box>
            <text:p>D2</text:p>
          </draw:text-box>
        </draw:frame>
        <draw:frame draw:style-name="gr12" draw:text-style-name="P3" draw:layer="layout" svg:width="2.759cm" svg:height="0.994cm" svg:x="11.889cm" svg:y="3.148cm">
          <draw:text-box>
            <text:p>D4</text:p>
          </draw:text-box>
        </draw:frame>
        <draw:frame draw:style-name="gr12" draw:text-style-name="P3" draw:layer="layout" svg:width="2.76cm" svg:height="0.994cm" svg:x="16.26cm" svg:y="5.335cm">
          <draw:text-box>
            <text:p>2</text:p>
          </draw:text-box>
        </draw:frame>
        <draw:frame draw:style-name="gr3" draw:text-style-name="P3" draw:layer="layout" svg:width="2.76cm" svg:height="0.962cm" svg:x="14.15cm" svg:y="2.339cm">
          <draw:text-box>
            <text:p>1</text:p>
          </draw:text-box>
        </draw:frame>
        <draw:frame draw:style-name="gr14" draw:text-style-name="P3" draw:layer="layout" svg:width="2.76cm" svg:height="1cm" svg:x="14.035cm" svg:y="7.171cm">
          <draw:text-box>
            <text:p>3</text:p>
          </draw:text-box>
        </draw:frame>
        <draw:frame draw:style-name="gr3" draw:text-style-name="P3" draw:layer="layout" svg:width="2.759cm" svg:height="0.962cm" svg:x="23.547cm" svg:y="3.991cm">
          <draw:text-box>
            <text:p>R</text:p>
          </draw:text-box>
        </draw:frame>
        <draw:frame draw:style-name="gr3" draw:text-style-name="P3" draw:layer="layout" svg:width="2.76cm" svg:height="0.962cm" svg:x="28.417cm" svg:y="8.207cm">
          <draw:text-box>
            <text:p>V0</text:p>
          </draw:text-box>
        </draw:frame>
        <draw:frame draw:style-name="gr3" draw:text-style-name="P3" draw:layer="layout" svg:width="2.76cm" svg:height="0.962cm" svg:x="21.707cm" svg:y="7.899cm">
          <draw:text-box>
            <text:p>C</text:p>
          </draw:text-box>
        </draw:frame>
        <draw:frame draw:style-name="gr3" draw:text-style-name="P3" draw:layer="layout" svg:width="1.38cm" svg:height="0.962cm" svg:x="28.412cm" svg:y="6.328cm">
          <draw:text-box>
            <text:p>+</text:p>
          </draw:text-box>
        </draw:frame>
        <draw:frame draw:style-name="gr3" draw:text-style-name="P3" draw:layer="layout" svg:width="1.38cm" svg:height="0.962cm" svg:x="28.488cm" svg:y="9.777cm">
          <draw:text-box>
            <text:p>-</text:p>
          </draw:text-box>
        </draw:frame>
        <draw:custom-shape draw:style-name="gr15" draw:text-style-name="P5" draw:layer="layout" svg:width="2.153cm" svg:height="2.573cm" svg:x="8.077cm" svg:y="4.438cm">
          <text:p text:style-name="P5">+</text:p>
          <text:p text:style-name="P5">-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8" draw:text-style-name="P1" draw:layer="layout" svg:x1="6.1cm" svg:y1="9.088cm" svg:x2="6.135cm" svg:y2="2.032cm">
          <text:p/>
        </draw:line>
        <draw:line draw:style-name="gr8" draw:text-style-name="P1" draw:layer="layout" svg:x1="2.647cm" svg:y1="2.032cm" svg:x2="6.097cm" svg:y2="2.032cm">
          <text:p/>
        </draw:line>
        <draw:line draw:style-name="gr8" draw:text-style-name="P1" draw:layer="layout" svg:x1="2.684cm" svg:y1="9.088cm" svg:x2="2.684cm" svg:y2="2.032cm">
          <text:p/>
        </draw:line>
        <draw:line draw:style-name="gr8" draw:text-style-name="P1" draw:layer="layout" svg:x1="2.607cm" svg:y1="9.049cm" svg:x2="6.097cm" svg:y2="9.049cm">
          <text:p/>
        </draw:line>
        <draw:g>
          <draw:custom-shape draw:style-name="gr16" draw:text-style-name="P4" draw:layer="layout" svg:width="2.153cm" svg:height="2.573cm" svg:x="5.01cm" svg:y="4.42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17" draw:text-style-name="P1" draw:layer="layout" svg:x1="6.084cm" svg:y1="5.175cm" svg:x2="6.084cm" svg:y2="6.44cm">
            <text:p/>
          </draw:line>
        </draw:g>
        <draw:custom-shape draw:style-name="gr18" draw:text-style-name="P5" draw:layer="layout" svg:width="1.842cm" svg:height="1.843cm" svg:x="1.769cm" svg:y="4.743cm">
          <text:p text:style-name="P5">~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419cm" svg:height="0.383cm" svg:x="5.83cm" svg:y="1.8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419cm" svg:height="0.383cm" svg:x="5.869cm" svg:y="8.8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419cm" svg:height="0.383cm" svg:x="2.533cm" svg:y="8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419cm" svg:height="0.383cm" svg:x="2.533cm" svg:y="1.8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3" draw:layer="layout" svg:width="3.297cm" svg:height="1.427cm" draw:transform="rotate (0.015707963267949) translate (6.702cm 3.746cm)">
          <draw:text-box>
            <text:p><text:span text:style-name="T1">V2=n*Vs</text:span></text:p>
          </draw:text-box>
        </draw:frame>
        <draw:frame draw:style-name="gr19" draw:text-style-name="P3" draw:layer="layout" svg:width="3.297cm" svg:height="1.427cm" draw:transform="rotate (0.015707963267949) translate (3.866cm 3.862cm)">
          <draw:text-box>
            <text:p><text:span text:style-name="T1">i2=n*i1</text:span></text:p>
          </draw:text-box>
        </draw:frame>
        <draw:frame draw:style-name="gr3" draw:text-style-name="P3" draw:layer="layout" svg:width="2.76cm" svg:height="0.962cm" svg:x="9.702cm" svg:y="1cm">
          <draw:text-box>
            <text:p>i1</text:p>
          </draw:text-box>
        </draw:frame>
        <presentation:notes draw:style-name="dp2">
          <draw:page-thumbnail draw:style-name="gr20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2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4.929cm" svg:height="3.172cm" svg:x="2.385cm" svg:y="1.758cm" presentation:class="title" presentation:placeholder="true">
        <draw:text-box/>
      </draw:frame>
      <draw:frame presentation:style-name="Default-outline1" draw:layer="backgroundobjects" svg:width="24.929cm" svg:height="11.019cm" svg:x="2.385cm" svg:y="5.446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3-05T19:47:26.547626833</meta:creation-date>
    <dc:date>2021-05-08T14:07:10.238828883</dc:date>
    <meta:editing-duration>PT21H42M3S</meta:editing-duration>
    <meta:editing-cycles>25</meta:editing-cycles>
    <meta:generator>LibreOffice/6.4.6.2$Linux_X86_64 LibreOffice_project/40$Build-2</meta:generator>
    <meta:document-statistic meta:object-count="124"/>
  </office:meta>
</office:document-meta>
</file>